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adornments="Normal" style:font-family-generic="swiss" style:font-pitch="variable"/>
    <style:font-face style:name="Helvetica" svg:font-family="Helvetica" style:font-adornments="Normal" style:font-family-generic="swiss" style:font-pitch="variable"/>
    <style:font-face style:name="Trebuchet MS" svg:font-family="'Trebuchet MS'" style:font-family-generic="swiss" style:font-pitch="variable"/>
    <style:font-face style:name="Trebuchet MS1" svg:font-family="'Trebuchet MS'" style:font-adornments="Gra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Art_5f_en_5f_tête">
      <style:text-properties fo:language="en" fo:country="US"/>
    </style:style>
    <style:style style:name="P2" style:family="paragraph" style:parent-style-name="Art_5f_en_5f_tête">
      <style:text-properties fo:language="en" fo:country="US" officeooo:paragraph-rsid="0121a09a"/>
    </style:style>
    <style:style style:name="P3" style:family="paragraph" style:parent-style-name="Art_5f_en_5f_tête">
      <loext:graphic-properties draw:fill="solid" draw:fill-color="#b84700" draw:opacity="100%"/>
      <style:paragraph-properties fo:background-color="#b84700"/>
      <style:text-properties fo:language="en" fo:country="US" officeooo:paragraph-rsid="01c07f62"/>
    </style:style>
    <style:style style:name="P4" style:family="paragraph" style:parent-style-name="Art_5f_pied_5f_de_5f_page">
      <style:text-properties fo:language="en" fo:country="US"/>
    </style:style>
    <style:style style:name="P5" style:family="paragraph" style:parent-style-name="Art_5f_pied_5f_de_5f_page">
      <loext:graphic-properties draw:fill="solid" draw:fill-color="#b84700" draw:opacity="100%"/>
      <style:paragraph-properties fo:background-color="#b84700"/>
      <style:text-properties fo:language="en" fo:country="US"/>
    </style:style>
    <style:style style:name="P6" style:family="paragraph" style:parent-style-name="Art_5f_titre1">
      <style:paragraph-properties fo:margin-left="0in" fo:margin-right="0in" fo:text-indent="0in" style:auto-text-indent="false"/>
      <style:text-properties fo:language="en" fo:country="US" officeooo:rsid="01dd9238" officeooo:paragraph-rsid="02162d8d"/>
    </style:style>
    <style:style style:name="P7" style:family="paragraph" style:parent-style-name="Art_5f_titre1">
      <style:paragraph-properties fo:margin-left="0in" fo:margin-right="0in" fo:text-indent="0in" style:auto-text-indent="false"/>
      <style:text-properties fo:language="en" fo:country="US" fo:font-style="normal" fo:font-weight="bold" officeooo:rsid="01c07f62" officeooo:paragraph-rsid="02162d8d" style:font-style-asian="normal" style:font-weight-asian="bold" style:font-style-complex="normal" style:font-weight-complex="bold"/>
    </style:style>
    <style:style style:name="P8" style:family="paragraph" style:parent-style-name="Art_5f_meta_5f_personne">
      <style:text-properties fo:language="en" fo:country="US" officeooo:rsid="001d68f3" officeooo:paragraph-rsid="001d68f3"/>
    </style:style>
    <style:style style:name="P9" style:family="paragraph" style:parent-style-name="Art_5f_meta_5f_affiliation">
      <style:text-properties fo:language="en" fo:country="US"/>
    </style:style>
    <style:style style:name="P10" style:family="paragraph" style:parent-style-name="Art_5f_meta_5f_affiliation">
      <style:text-properties fo:language="en" fo:country="US" officeooo:rsid="01c07f62" officeooo:paragraph-rsid="01c07f62"/>
    </style:style>
    <style:style style:name="P11" style:family="paragraph" style:parent-style-name="Art_5f_meta_5f_date">
      <style:text-properties fo:language="en" fo:country="US" officeooo:rsid="001e8223" officeooo:paragraph-rsid="001e8223"/>
    </style:style>
    <style:style style:name="P12" style:family="paragraph" style:parent-style-name="Art_5f_titre">
      <style:text-properties fo:language="en" fo:country="US" officeooo:rsid="01c07f62" officeooo:paragraph-rsid="01c07f62"/>
    </style:style>
    <style:style style:name="P13" style:family="paragraph" style:parent-style-name="Art_5f_titre1">
      <style:text-properties fo:language="en" fo:country="US" officeooo:rsid="01dd9238" officeooo:paragraph-rsid="01dd9238"/>
    </style:style>
    <style:style style:name="P14" style:family="paragraph" style:parent-style-name="Art_5f_titre1">
      <style:text-properties style:font-name="Arial" fo:language="en" fo:country="US" officeooo:paragraph-rsid="02162d8d"/>
    </style:style>
    <style:style style:name="P15" style:family="paragraph" style:parent-style-name="Art_5f_ref">
      <style:text-properties fo:language="en" fo:country="US"/>
    </style:style>
    <style:style style:name="P16" style:family="paragraph" style:parent-style-name="Art_5f_titre_5f_biblio">
      <style:text-properties fo:language="en" fo:country="US"/>
    </style:style>
    <style:style style:name="P17" style:family="paragraph" style:parent-style-name="Art_5f_meta_5f_mots_5f_clés">
      <style:text-properties fo:language="en" fo:country="US" officeooo:paragraph-rsid="01f19172"/>
    </style:style>
    <style:style style:name="P18" style:family="paragraph" style:parent-style-name="Art_5f_fig_5f_légende">
      <style:text-properties fo:font-weight="bold" style:font-weight-asian="bold" style:font-weight-complex="bold"/>
    </style:style>
    <style:style style:name="P19" style:family="paragraph" style:parent-style-name="Art_5f_fig_5f_légende">
      <style:text-properties fo:font-size="12pt" officeooo:rsid="01781b5f" officeooo:paragraph-rsid="017b566f" style:font-size-asian="12pt" style:font-size-complex="12pt"/>
    </style:style>
    <style:style style:name="P20" style:family="paragraph" style:parent-style-name="Art_5f_fig_5f_légende">
      <style:text-properties officeooo:paragraph-rsid="017b566f"/>
    </style:style>
    <style:style style:name="P21" style:family="paragraph" style:parent-style-name="Art_5f_fig_5f_légende">
      <style:text-properties officeooo:paragraph-rsid="024c4e93"/>
    </style:style>
    <style:style style:name="P22" style:family="paragraph" style:parent-style-name="Art_5f_fig_5f_légende">
      <style:text-properties officeooo:paragraph-rsid="024e0dd9"/>
    </style:style>
    <style:style style:name="P23" style:family="paragraph" style:parent-style-name="Art_5f_fig_5f_légende">
      <style:text-properties officeooo:paragraph-rsid="02505dd4"/>
    </style:style>
    <style:style style:name="P24" style:family="paragraph" style:parent-style-name="Art_5f_texte">
      <style:text-properties officeooo:paragraph-rsid="0218d4e9"/>
    </style:style>
    <style:style style:name="P25" style:family="paragraph" style:parent-style-name="Art_5f_texte">
      <style:text-properties officeooo:paragraph-rsid="02315ec3"/>
    </style:style>
    <style:style style:name="P26" style:family="paragraph" style:parent-style-name="Art_5f_texte">
      <style:text-properties style:font-name="Arial"/>
    </style:style>
    <style:style style:name="P27" style:family="paragraph" style:parent-style-name="Art_5f_texte">
      <style:text-properties style:font-name="Arial" officeooo:paragraph-rsid="022c0e02"/>
    </style:style>
    <style:style style:name="P28" style:family="paragraph" style:parent-style-name="Art_5f_texte">
      <style:text-properties style:font-name="Arial" officeooo:paragraph-rsid="022b2d55"/>
    </style:style>
    <style:style style:name="P29" style:family="paragraph" style:parent-style-name="Art_5f_texte">
      <style:text-properties style:font-name="Arial" officeooo:paragraph-rsid="023844c2"/>
    </style:style>
    <style:style style:name="P30" style:family="paragraph" style:parent-style-name="Art_5f_texte">
      <style:text-properties style:font-name="Arial" officeooo:rsid="0238be80" officeooo:paragraph-rsid="023ca067"/>
    </style:style>
    <style:style style:name="P31" style:family="paragraph" style:parent-style-name="Art_5f_texte">
      <style:text-properties style:font-name="Arial" officeooo:paragraph-rsid="02407506"/>
    </style:style>
    <style:style style:name="P32" style:family="paragraph" style:parent-style-name="Art_5f_texte">
      <style:text-properties style:font-name="Arial" officeooo:rsid="02498302" officeooo:paragraph-rsid="02498302"/>
    </style:style>
    <style:style style:name="P33" style:family="paragraph" style:parent-style-name="Art_5f_texte">
      <style:text-properties officeooo:paragraph-rsid="023fb4d2"/>
    </style:style>
    <style:style style:name="P34" style:family="paragraph" style:parent-style-name="Art_5f_texte">
      <style:text-properties officeooo:paragraph-rsid="02415e01"/>
    </style:style>
    <style:style style:name="P35" style:family="paragraph" style:parent-style-name="Art_5f_texte">
      <style:text-properties officeooo:paragraph-rsid="0241b812"/>
    </style:style>
    <style:style style:name="P36" style:family="paragraph" style:parent-style-name="Art_5f_texte">
      <style:text-properties officeooo:paragraph-rsid="024216e5"/>
    </style:style>
    <style:style style:name="P37" style:family="paragraph" style:parent-style-name="Art_5f_texte">
      <style:text-properties officeooo:rsid="02429393" officeooo:paragraph-rsid="02429393"/>
    </style:style>
    <style:style style:name="P38" style:family="paragraph" style:parent-style-name="Art_5f_titre_5f_table_5f_box">
      <style:paragraph-properties fo:text-align="justify" style:justify-single-word="false"/>
      <style:text-properties officeooo:rsid="0184df1e" officeooo:paragraph-rsid="02162d8d"/>
    </style:style>
    <style:style style:name="P39" style:family="paragraph" style:parent-style-name="Art_5f_ref_5f_annot1">
      <style:text-properties fo:language="en" fo:country="US"/>
    </style:style>
    <style:style style:name="P40" style:family="paragraph" style:parent-style-name="Art_5f_texte_5f_résumé" style:master-page-name="Standard">
      <style:paragraph-properties style:page-number="auto"/>
      <style:text-properties fo:language="en" fo:country="US" officeooo:rsid="022edd81" officeooo:paragraph-rsid="022edd81"/>
    </style:style>
    <style:style style:name="P41" style:family="paragraph" style:parent-style-name="Art_5f_titre1" style:master-page-name="Art_5f_page_5f_2col">
      <style:paragraph-properties style:page-number="auto"/>
      <style:text-properties officeooo:paragraph-rsid="0251c756"/>
    </style:style>
    <style:style style:name="T1" style:family="text">
      <style:text-properties officeooo:rsid="0121a09a"/>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fo:font-size="10pt" fo:font-style="italic" fo:font-weight="bold" officeooo:rsid="01c07f62" style:font-size-asian="10pt" style:font-style-asian="italic" style:font-weight-asian="bold" style:font-size-complex="10pt" style:font-style-complex="italic" style:font-weight-complex="bold"/>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italic" officeooo:rsid="00a951fc" style:font-size-asian="10pt" style:font-style-asian="italic" style:font-size-complex="10pt" style:font-style-complex="italic"/>
    </style:style>
    <style:style style:name="T6" style:family="text">
      <style:text-properties fo:font-size="10pt" fo:font-style="italic" officeooo:rsid="001d68f3" style:font-size-asian="10pt" style:font-style-asian="italic" style:font-size-complex="10pt" style:font-style-complex="italic"/>
    </style:style>
    <style:style style:name="T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8" style:family="text">
      <style:text-properties officeooo:rsid="01c07f62"/>
    </style:style>
    <style:style style:name="T9" style:family="text">
      <style:text-properties officeooo:rsid="00120e5b"/>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229af9a" style:font-weight-asian="bold" style:font-weight-complex="bold"/>
    </style:style>
    <style:style style:name="T13" style:family="text">
      <style:text-properties fo:font-weight="bold" officeooo:rsid="024c4e93" style:font-weight-asian="bold" style:font-weight-complex="bold"/>
    </style:style>
    <style:style style:name="T14" style:family="text">
      <style:text-properties fo:font-weight="normal" officeooo:rsid="024c4e93" style:font-weight-asian="normal" style:font-weight-complex="normal"/>
    </style:style>
    <style:style style:name="T15" style:family="text">
      <style:text-properties officeooo:rsid="01cf7765"/>
    </style:style>
    <style:style style:name="T16" style:family="text">
      <style:text-properties officeooo:rsid="01f40a0f"/>
    </style:style>
    <style:style style:name="T17" style:family="text">
      <style:text-properties officeooo:rsid="02071832"/>
    </style:style>
    <style:style style:name="T18" style:family="text">
      <style:text-properties officeooo:rsid="01ff339a"/>
    </style:style>
    <style:style style:name="T19" style:family="text">
      <style:text-properties officeooo:rsid="01d9e961"/>
    </style:style>
    <style:style style:name="T20" style:family="text">
      <style:text-properties officeooo:rsid="01dd9238"/>
    </style:style>
    <style:style style:name="T21" style:family="text">
      <style:text-properties fo:language="en" fo:country="US" officeooo:rsid="01c3de47"/>
    </style:style>
    <style:style style:name="T22" style:family="text">
      <style:text-properties fo:language="en" fo:country="US" officeooo:rsid="01f87670"/>
    </style:style>
    <style:style style:name="T23" style:family="text">
      <style:text-properties fo:language="en" fo:country="US" officeooo:rsid="01fb0761"/>
    </style:style>
    <style:style style:name="T24" style:family="text">
      <style:text-properties fo:language="en" fo:country="US" officeooo:rsid="01f73960"/>
    </style:style>
    <style:style style:name="T25" style:family="text">
      <style:text-properties fo:language="en" fo:country="US" officeooo:rsid="01fbcb5b"/>
    </style:style>
    <style:style style:name="T26" style:family="text">
      <style:text-properties fo:language="en" fo:country="US" officeooo:rsid="01fd230c"/>
    </style:style>
    <style:style style:name="T27" style:family="text">
      <style:text-properties fo:language="en" fo:country="US" officeooo:rsid="0216ea75"/>
    </style:style>
    <style:style style:name="T28" style:family="text">
      <style:text-properties fo:language="en" fo:country="US" officeooo:rsid="0218d4e9"/>
    </style:style>
    <style:style style:name="T29" style:family="text">
      <style:text-properties fo:language="en" fo:country="US" officeooo:rsid="0035fca6"/>
    </style:style>
    <style:style style:name="T30" style:family="text">
      <style:text-properties fo:language="en" fo:country="US" officeooo:rsid="021919e7"/>
    </style:style>
    <style:style style:name="T31" style:family="text">
      <style:text-properties fo:language="en" fo:country="US" officeooo:rsid="021dcb1f"/>
    </style:style>
    <style:style style:name="T32" style:family="text">
      <style:text-properties fo:language="en" fo:country="US" fo:font-weight="bold" officeooo:rsid="0218d4e9" style:font-weight-asian="bold" style:font-weight-complex="bold"/>
    </style:style>
    <style:style style:name="T33" style:family="text">
      <style:text-properties fo:language="en" fo:country="US" fo:font-weight="bold" officeooo:rsid="022b2d55" style:font-weight-asian="bold" style:font-weight-complex="bold"/>
    </style:style>
    <style:style style:name="T34" style:family="text">
      <style:text-properties fo:language="en" fo:country="US" fo:font-weight="bold" officeooo:rsid="021dcb1f" style:font-weight-asian="bold" style:font-weight-complex="bold"/>
    </style:style>
    <style:style style:name="T35" style:family="text">
      <style:text-properties fo:language="en" fo:country="US" officeooo:rsid="022ad0f3"/>
    </style:style>
    <style:style style:name="T36" style:family="text">
      <style:text-properties fo:language="en" fo:country="US" officeooo:rsid="022e9c74"/>
    </style:style>
    <style:style style:name="T37" style:family="text">
      <style:text-properties fo:language="en" fo:country="US" officeooo:rsid="02311c83"/>
    </style:style>
    <style:style style:name="T38" style:family="text">
      <style:text-properties fo:language="en" fo:country="US" officeooo:rsid="01f4e0d3"/>
    </style:style>
    <style:style style:name="T39" style:family="text">
      <style:text-properties fo:language="en" fo:country="US" officeooo:rsid="02128e09"/>
    </style:style>
    <style:style style:name="T40" style:family="text">
      <style:text-properties fo:language="en" fo:country="US" officeooo:rsid="01f9e87d"/>
    </style:style>
    <style:style style:name="T41" style:family="text">
      <style:text-properties fo:language="en" fo:country="US" officeooo:rsid="021080a9"/>
    </style:style>
    <style:style style:name="T42" style:family="text">
      <style:text-properties fo:language="en" fo:country="US" officeooo:rsid="0213cfb1"/>
    </style:style>
    <style:style style:name="T43" style:family="text">
      <style:text-properties fo:language="en" fo:country="US" officeooo:rsid="01f53241"/>
    </style:style>
    <style:style style:name="T44" style:family="text">
      <style:text-properties fo:language="en" fo:country="US" officeooo:rsid="0208e1e0"/>
    </style:style>
    <style:style style:name="T45" style:family="text">
      <style:text-properties fo:language="en" fo:country="US" officeooo:rsid="01ffc849"/>
    </style:style>
    <style:style style:name="T46" style:family="text">
      <style:text-properties fo:language="en" fo:country="US" officeooo:rsid="01f5ea4a"/>
    </style:style>
    <style:style style:name="T47" style:family="text">
      <style:text-properties fo:language="en" fo:country="US" officeooo:rsid="01f6c08f"/>
    </style:style>
    <style:style style:name="T48" style:family="text">
      <style:text-properties fo:language="en" fo:country="US" officeooo:rsid="020e7d4a"/>
    </style:style>
    <style:style style:name="T49" style:family="text">
      <style:text-properties fo:language="en" fo:country="US" officeooo:rsid="01faa075"/>
    </style:style>
    <style:style style:name="T50" style:family="text">
      <style:text-properties fo:language="en" fo:country="US" officeooo:rsid="01fd9954"/>
    </style:style>
    <style:style style:name="T51" style:family="text">
      <style:text-properties fo:language="en" fo:country="US" officeooo:rsid="02373ee4"/>
    </style:style>
    <style:style style:name="T52" style:family="text">
      <style:text-properties fo:language="en" fo:country="US" officeooo:rsid="023844c2"/>
    </style:style>
    <style:style style:name="T53" style:family="text">
      <style:text-properties fo:language="en" fo:country="US" officeooo:rsid="023ab26d"/>
    </style:style>
    <style:style style:name="T54" style:family="text">
      <style:text-properties fo:language="en" fo:country="US" officeooo:rsid="023ca067"/>
    </style:style>
    <style:style style:name="T55" style:family="text">
      <style:text-properties fo:language="en" fo:country="US" officeooo:rsid="02001530"/>
    </style:style>
    <style:style style:name="T56" style:family="text">
      <style:text-properties fo:language="en" fo:country="US" officeooo:rsid="024c4e93"/>
    </style:style>
    <style:style style:name="T57" style:family="text">
      <style:text-properties fo:font-size="12pt" officeooo:rsid="002de44a" style:font-size-asian="12pt" style:font-size-complex="12pt"/>
    </style:style>
    <style:style style:name="T58" style:family="text">
      <style:text-properties fo:font-size="12pt" officeooo:rsid="01b5cc06" style:font-size-asian="12pt" style:font-size-complex="12pt"/>
    </style:style>
    <style:style style:name="T59" style:family="text">
      <style:text-properties fo:font-size="12pt" officeooo:rsid="02455547" style:font-size-asian="12pt" style:font-size-complex="12pt"/>
    </style:style>
    <style:style style:name="T60" style:family="text">
      <style:text-properties fo:font-size="12pt" officeooo:rsid="024c4e93" style:font-size-asian="12pt" style:font-size-complex="12pt"/>
    </style:style>
    <style:style style:name="T61" style:family="text">
      <style:text-properties fo:font-size="12pt" officeooo:rsid="02565557" style:font-size-asian="12pt" style:font-size-complex="12pt"/>
    </style:style>
    <style:style style:name="T62" style:family="text">
      <style:text-properties officeooo:rsid="01bea7f4"/>
    </style:style>
    <style:style style:name="T63" style:family="text">
      <style:text-properties officeooo:rsid="01c2f591"/>
    </style:style>
    <style:style style:name="T64" style:family="text">
      <style:text-properties officeooo:rsid="01dc1aa6"/>
    </style:style>
    <style:style style:name="T65" style:family="text">
      <style:text-properties fo:font-style="italic" style:font-style-asian="italic"/>
    </style:style>
    <style:style style:name="T66" style:family="text">
      <style:text-properties officeooo:rsid="01fd230c"/>
    </style:style>
    <style:style style:name="T67" style:family="text">
      <style:text-properties officeooo:rsid="0208e1e0"/>
    </style:style>
    <style:style style:name="T68" style:family="text">
      <style:text-properties officeooo:rsid="020dc461"/>
    </style:style>
    <style:style style:name="T69" style:family="text">
      <style:text-properties officeooo:rsid="020ebbaa"/>
    </style:style>
    <style:style style:name="T70" style:family="text">
      <style:text-properties officeooo:rsid="020f1514"/>
    </style:style>
    <style:style style:name="T71" style:family="text">
      <style:text-properties officeooo:rsid="02128e09"/>
    </style:style>
    <style:style style:name="T72" style:family="text">
      <style:text-properties officeooo:rsid="0213cfb1"/>
    </style:style>
    <style:style style:name="T73" style:family="text">
      <style:text-properties officeooo:rsid="02162d8d"/>
    </style:style>
    <style:style style:name="T74" style:family="text">
      <style:text-properties fo:font-variant="normal" fo:text-transform="none" fo:color="#000000" style:font-name="Arial" fo:font-size="10pt" fo:letter-spacing="normal" fo:font-style="normal" fo:font-weight="normal" officeooo:rsid="02001530" style:font-size-asian="10pt" style:font-size-complex="10pt"/>
    </style:style>
    <style:style style:name="T75" style:family="text">
      <style:text-properties fo:font-variant="normal" fo:text-transform="none" fo:color="#000000" style:font-name="Arial" fo:font-size="10pt" fo:letter-spacing="normal" fo:font-style="normal" fo:font-weight="normal" officeooo:rsid="024216e5" style:font-size-asian="10pt" style:font-size-complex="10pt"/>
    </style:style>
    <style:style style:name="T76" style:family="text">
      <style:text-properties fo:font-variant="normal" fo:text-transform="none" fo:color="#000000" style:font-name="Arial" fo:font-size="10pt" fo:letter-spacing="normal" fo:font-style="normal" fo:font-weight="normal" officeooo:rsid="02429393" style:font-size-asian="10pt" style:font-size-complex="10pt"/>
    </style:style>
    <style:style style:name="T77" style:family="text">
      <style:text-properties fo:font-variant="normal" fo:text-transform="none" fo:color="#000000" style:font-name="Arial" fo:font-size="9pt" fo:letter-spacing="normal" fo:language="en" fo:country="US" fo:font-style="normal" fo:font-weight="normal" officeooo:rsid="024c4e93" style:font-size-asian="9pt" style:font-weight-asian="normal" style:font-size-complex="9pt" style:font-weight-complex="normal"/>
    </style:style>
    <style:style style:name="T78" style:family="text">
      <style:text-properties fo:color="#000000"/>
    </style:style>
    <style:style style:name="T79" style:family="text">
      <style:text-properties fo:color="#000000" officeooo:rsid="022ad0f3"/>
    </style:style>
    <style:style style:name="T80" style:family="text">
      <style:text-properties fo:color="#000000" fo:language="en" fo:country="US" officeooo:rsid="01c4e211"/>
    </style:style>
    <style:style style:name="T81" style:family="text">
      <style:text-properties fo:color="#000000" fo:language="en" fo:country="US" officeooo:rsid="01f73960"/>
    </style:style>
    <style:style style:name="T82" style:family="text">
      <style:text-properties fo:color="#000000" fo:language="en" fo:country="US" officeooo:rsid="022c0e02"/>
    </style:style>
    <style:style style:name="T83" style:family="text">
      <style:text-properties fo:color="#000000" fo:language="en" fo:country="US" officeooo:rsid="022ad0f3"/>
    </style:style>
    <style:style style:name="T84" style:family="text">
      <style:text-properties fo:color="#000000" fo:language="en" fo:country="US" officeooo:rsid="022e9c74"/>
    </style:style>
    <style:style style:name="T85" style:family="text">
      <style:text-properties fo:color="#000000" fo:language="en" fo:country="US" officeooo:rsid="022edd81"/>
    </style:style>
    <style:style style:name="T86" style:family="text">
      <style:text-properties fo:color="#000000" officeooo:rsid="022c0e02"/>
    </style:style>
    <style:style style:name="T87" style:family="text">
      <style:text-properties fo:color="#000000" fo:font-size="10pt" fo:language="en" fo:country="US" officeooo:rsid="021919e7" style:font-size-asian="10pt" style:font-size-complex="10pt"/>
    </style:style>
    <style:style style:name="T88" style:family="text">
      <style:text-properties fo:color="#000000" fo:font-size="10pt" fo:language="en" fo:country="US" officeooo:rsid="02248f6e" style:font-size-asian="10pt" style:font-size-complex="10pt"/>
    </style:style>
    <style:style style:name="T89" style:family="text">
      <style:text-properties fo:color="#000000" fo:font-size="10pt" fo:language="en" fo:country="US" officeooo:rsid="0226a559" style:font-size-asian="10pt" style:font-size-complex="10pt"/>
    </style:style>
    <style:style style:name="T90" style:family="text">
      <style:text-properties fo:color="#000000" fo:font-size="10pt" fo:language="en" fo:country="US" officeooo:rsid="021dcb1f" style:font-size-asian="10pt" style:font-size-complex="10pt"/>
    </style:style>
    <style:style style:name="T91" style:family="text">
      <style:text-properties fo:color="#000000" fo:font-size="10pt" fo:language="en" fo:country="US" officeooo:rsid="021f206a" style:font-size-asian="10pt" style:font-size-complex="10pt"/>
    </style:style>
    <style:style style:name="T92" style:family="text">
      <style:text-properties fo:color="#000000" fo:font-size="10pt" fo:language="en" fo:country="US" officeooo:rsid="0224eb05" style:font-size-asian="10pt" style:font-size-complex="10pt"/>
    </style:style>
    <style:style style:name="T93" style:family="text">
      <style:text-properties fo:color="#000000" fo:font-size="10pt" style:font-size-asian="10pt" style:font-size-complex="10pt"/>
    </style:style>
    <style:style style:name="T94" style:family="text">
      <style:text-properties fo:color="#000000" fo:font-size="10pt" officeooo:rsid="0224eb05" style:font-size-asian="10pt" style:font-size-complex="10pt"/>
    </style:style>
    <style:style style:name="T95" style:family="text">
      <style:text-properties officeooo:rsid="022ad0f3"/>
    </style:style>
    <style:style style:name="T96" style:family="text">
      <style:text-properties officeooo:rsid="0230ee97"/>
    </style:style>
    <style:style style:name="T97" style:family="text">
      <style:text-properties officeooo:rsid="02311c83"/>
    </style:style>
    <style:style style:name="T98" style:family="text">
      <style:text-properties officeooo:rsid="01f53241"/>
    </style:style>
    <style:style style:name="T99" style:family="text">
      <style:text-properties style:font-name="Arial"/>
    </style:style>
    <style:style style:name="T100" style:family="text">
      <style:text-properties style:font-name="Arial" fo:language="en" fo:country="US" officeooo:rsid="01fd230c"/>
    </style:style>
    <style:style style:name="T101" style:family="text">
      <style:text-properties style:font-name="Arial" fo:language="en" fo:country="US" officeooo:rsid="01c07f62"/>
    </style:style>
    <style:style style:name="T102" style:family="text">
      <style:text-properties style:font-name="Arial" fo:language="en" fo:country="US" officeooo:rsid="01be21ca"/>
    </style:style>
    <style:style style:name="T103" style:family="text">
      <style:text-properties style:font-name="Arial" fo:language="en" fo:country="US" officeooo:rsid="01b5d40c"/>
    </style:style>
    <style:style style:name="T104" style:family="text">
      <style:text-properties style:font-name="Arial" fo:language="en" fo:country="US" officeooo:rsid="004d1394"/>
    </style:style>
    <style:style style:name="T105" style:family="text">
      <style:text-properties style:font-name="Arial" fo:language="en" fo:country="US" officeooo:rsid="0218d4e9"/>
    </style:style>
    <style:style style:name="T106" style:family="text">
      <style:text-properties style:font-name="Arial" fo:language="en" fo:country="US" officeooo:rsid="021f206a"/>
    </style:style>
    <style:style style:name="T107" style:family="text">
      <style:text-properties style:font-name="Arial" fo:language="en" fo:country="US" officeooo:rsid="003d78da"/>
    </style:style>
    <style:style style:name="T108" style:family="text">
      <style:text-properties style:font-name="Arial" fo:language="en" fo:country="US" fo:font-weight="normal" officeooo:rsid="004d1394" style:font-weight-asian="normal" style:font-weight-complex="normal"/>
    </style:style>
    <style:style style:name="T109" style:family="text">
      <style:text-properties style:font-name="Arial" fo:language="en" fo:country="US" fo:font-weight="normal" officeooo:rsid="004daa93" style:font-weight-asian="normal" style:font-weight-complex="normal"/>
    </style:style>
    <style:style style:name="T110" style:family="text">
      <style:text-properties style:font-name="Arial" fo:language="en" fo:country="US" fo:font-weight="normal" officeooo:rsid="021fdd6b" style:font-weight-asian="normal" style:font-weight-complex="normal"/>
    </style:style>
    <style:style style:name="T111" style:family="text">
      <style:text-properties style:font-name="Arial" fo:language="en" fo:country="US" fo:font-weight="normal" officeooo:rsid="0220f789" style:font-weight-asian="normal" style:font-weight-complex="normal"/>
    </style:style>
    <style:style style:name="T112" style:family="text">
      <style:text-properties style:font-name="Arial" fo:language="en" fo:country="US" fo:font-weight="normal" officeooo:rsid="02248f6e" style:font-weight-asian="normal" style:font-weight-complex="normal"/>
    </style:style>
    <style:style style:name="T113" style:family="text">
      <style:text-properties style:font-name="Arial" fo:language="en" fo:country="US" officeooo:rsid="021dcb1f"/>
    </style:style>
    <style:style style:name="T114" style:family="text">
      <style:text-properties style:font-name="Arial" fo:language="en" fo:country="US" officeooo:rsid="021919e7"/>
    </style:style>
    <style:style style:name="T115" style:family="text">
      <style:text-properties style:font-name="Arial" fo:language="en" fo:country="US" officeooo:rsid="021be91a"/>
    </style:style>
    <style:style style:name="T116" style:family="text">
      <style:text-properties style:font-name="Arial" fo:language="en" fo:country="US" officeooo:rsid="02248f6e"/>
    </style:style>
    <style:style style:name="T117" style:family="text">
      <style:text-properties style:font-name="Arial" fo:language="en" fo:country="US" officeooo:rsid="021fdd6b"/>
    </style:style>
    <style:style style:name="T118" style:family="text">
      <style:text-properties style:font-name="Arial" fo:language="en" fo:country="US" officeooo:rsid="022b2d55"/>
    </style:style>
    <style:style style:name="T119" style:family="text">
      <style:text-properties style:font-name="Arial" fo:language="en" fo:country="US" officeooo:rsid="0220f789"/>
    </style:style>
    <style:style style:name="T120" style:family="text">
      <style:text-properties style:font-name="Arial" fo:language="en" fo:country="US" officeooo:rsid="0222da60"/>
    </style:style>
    <style:style style:name="T121" style:family="text">
      <style:text-properties style:font-name="Arial" fo:language="en" fo:country="US" officeooo:rsid="01c3de47"/>
    </style:style>
    <style:style style:name="T122" style:family="text">
      <style:text-properties style:font-name="Arial" fo:language="en" fo:country="US" officeooo:rsid="01d9e961"/>
    </style:style>
    <style:style style:name="T123" style:family="text">
      <style:text-properties style:font-name="Arial" fo:language="en" fo:country="US" officeooo:rsid="02415e01"/>
    </style:style>
    <style:style style:name="T124" style:family="text">
      <style:text-properties style:font-name="Arial" fo:language="en" fo:country="US" officeooo:rsid="01f4e0d3"/>
    </style:style>
    <style:style style:name="T125" style:family="text">
      <style:text-properties style:font-name="Arial" fo:language="en" fo:country="US" officeooo:rsid="01f4db53"/>
    </style:style>
    <style:style style:name="T126" style:family="text">
      <style:text-properties style:font-name="Arial" fo:language="en" fo:country="US" officeooo:rsid="01c9085d"/>
    </style:style>
    <style:style style:name="T127" style:family="text">
      <style:text-properties style:font-name="Arial" fo:language="en" fo:country="US" officeooo:rsid="02128e09"/>
    </style:style>
    <style:style style:name="T128" style:family="text">
      <style:text-properties style:font-name="Arial" fo:language="en" fo:country="US" officeooo:rsid="020ebbaa"/>
    </style:style>
    <style:style style:name="T129" style:family="text">
      <style:text-properties style:font-name="Arial" fo:language="en" fo:country="US" officeooo:rsid="01f40a0f"/>
    </style:style>
    <style:style style:name="T130" style:family="text">
      <style:text-properties style:font-name="Arial" fo:language="en" fo:country="US" officeooo:rsid="01f9e87d"/>
    </style:style>
    <style:style style:name="T131" style:family="text">
      <style:text-properties style:font-name="Arial" fo:language="en" fo:country="US" officeooo:rsid="02162d8d"/>
    </style:style>
    <style:style style:name="T132" style:family="text">
      <style:text-properties style:font-name="Arial" fo:language="en" fo:country="US" officeooo:rsid="021080a9"/>
    </style:style>
    <style:style style:name="T133" style:family="text">
      <style:text-properties style:font-name="Arial" fo:language="en" fo:country="US" officeooo:rsid="025392ee"/>
    </style:style>
    <style:style style:name="T134" style:family="text">
      <style:text-properties style:font-name="Arial" fo:language="en" fo:country="US" officeooo:rsid="01f73960"/>
    </style:style>
    <style:style style:name="T135" style:family="text">
      <style:text-properties style:font-name="Arial" fo:language="en" fo:country="US" officeooo:rsid="02558baa"/>
    </style:style>
    <style:style style:name="T136" style:family="text">
      <style:text-properties style:font-name="Arial" officeooo:rsid="02315ec3"/>
    </style:style>
    <style:style style:name="T137" style:family="text">
      <style:text-properties style:font-name="Arial" officeooo:rsid="023844c2"/>
    </style:style>
    <style:style style:name="T138" style:family="text">
      <style:text-properties style:font-name="Arial" officeooo:rsid="023ab26d"/>
    </style:style>
    <style:style style:name="T139" style:family="text">
      <style:text-properties style:font-name="Arial" officeooo:rsid="023e9713"/>
    </style:style>
    <style:style style:name="T140" style:family="text">
      <style:text-properties style:font-name="Arial" officeooo:rsid="023fb4d2"/>
    </style:style>
    <style:style style:name="T141" style:family="text">
      <style:text-properties style:font-name="Arial" officeooo:rsid="02001530"/>
    </style:style>
    <style:style style:name="T142" style:family="text">
      <style:text-properties style:font-name="Arial" officeooo:rsid="01f53241"/>
    </style:style>
    <style:style style:name="T143" style:family="text">
      <style:text-properties style:font-name="Arial" officeooo:rsid="01c3de47"/>
    </style:style>
    <style:style style:name="T144" style:family="text">
      <style:text-properties style:font-name="Arial" officeooo:rsid="01ff339a"/>
    </style:style>
    <style:style style:name="T145" style:family="text">
      <style:text-properties style:font-name="Arial" officeooo:rsid="02407506"/>
    </style:style>
    <style:style style:name="T146" style:family="text">
      <style:text-properties style:font-name="Arial" officeooo:rsid="02412c44"/>
    </style:style>
    <style:style style:name="T147" style:family="text">
      <style:text-properties style:font-name="Arial" officeooo:rsid="02415e01"/>
    </style:style>
    <style:style style:name="T148" style:family="text">
      <style:text-properties style:font-name="Arial" officeooo:rsid="0241b812"/>
    </style:style>
    <style:style style:name="T149" style:family="text">
      <style:text-properties style:font-name="Arial" fo:font-size="10pt" style:font-size-asian="10pt" style:font-size-complex="10pt"/>
    </style:style>
    <style:style style:name="T150" style:family="text">
      <style:text-properties style:font-name="Arial" fo:font-size="10pt" officeooo:rsid="0241b812" style:font-size-asian="10pt" style:font-size-complex="10pt"/>
    </style:style>
    <style:style style:name="T151" style:family="text">
      <style:text-properties style:font-name="Arial" fo:font-size="10pt" officeooo:rsid="02001530" style:font-size-asian="10pt" style:font-size-complex="10pt"/>
    </style:style>
    <style:style style:name="T152" style:family="text">
      <style:text-properties style:font-name="Arial" fo:font-size="10pt" officeooo:rsid="01f53241" style:font-size-asian="10pt" style:font-size-complex="10pt"/>
    </style:style>
    <style:style style:name="T153" style:family="text">
      <style:text-properties style:font-name="Arial" fo:font-size="10pt" officeooo:rsid="024216e5" style:font-size-asian="10pt" style:font-size-complex="10pt"/>
    </style:style>
    <style:style style:name="T154" style:family="text">
      <style:text-properties style:font-name="Arial" fo:font-size="10pt" officeooo:rsid="02429393" style:font-size-asian="10pt" style:font-size-complex="10pt"/>
    </style:style>
    <style:style style:name="T155" style:family="text">
      <style:text-properties style:font-name="Arial" fo:font-size="10pt" officeooo:rsid="02415e01" style:font-size-asian="10pt" style:font-size-complex="10pt"/>
    </style:style>
    <style:style style:name="T156" style:family="text">
      <style:text-properties style:font-name="Arial" officeooo:rsid="02429393"/>
    </style:style>
    <style:style style:name="T157" style:family="text">
      <style:text-properties style:font-name="Arial" fo:font-weight="normal" officeooo:rsid="023fb4d2" style:font-weight-asian="normal" style:font-weight-complex="normal"/>
    </style:style>
    <style:style style:name="T158" style:family="text">
      <style:text-properties style:font-name="Arial" fo:font-weight="normal" officeooo:rsid="02429393" style:font-weight-asian="normal" style:font-weight-complex="normal"/>
    </style:style>
    <style:style style:name="T159" style:family="text">
      <style:text-properties style:font-name="Arial" fo:font-weight="normal" officeooo:rsid="02407506" style:font-weight-asian="normal" style:font-weight-complex="normal"/>
    </style:style>
    <style:style style:name="T160" style:family="text">
      <style:text-properties style:font-name="Arial" fo:font-weight="normal" officeooo:rsid="02001530" style:font-weight-asian="normal" style:font-weight-complex="normal"/>
    </style:style>
    <style:style style:name="T161" style:family="text">
      <style:text-properties style:font-name="Arial" fo:font-weight="normal" officeooo:rsid="023e9713" style:font-weight-asian="normal" style:font-weight-complex="normal"/>
    </style:style>
    <style:style style:name="T162" style:family="text">
      <style:text-properties style:font-name="Arial" officeooo:rsid="024b1276"/>
    </style:style>
    <style:style style:name="T163" style:family="text">
      <style:text-properties style:font-name="Arial" officeooo:rsid="0251c756"/>
    </style:style>
    <style:style style:name="T164" style:family="text">
      <style:text-properties style:font-name="Arial" officeooo:rsid="025392ee"/>
    </style:style>
    <style:style style:name="T165" style:family="text">
      <style:text-properties style:font-name="Arial" officeooo:rsid="02505dd4"/>
    </style:style>
    <style:style style:name="T166" style:family="text">
      <style:text-properties style:font-name="Arial" officeooo:rsid="0250af06"/>
    </style:style>
    <style:style style:name="T167" style:family="text">
      <style:text-properties style:font-name="Arial" officeooo:rsid="02558baa"/>
    </style:style>
    <style:style style:name="T168" style:family="text">
      <style:text-properties officeooo:rsid="023844c2"/>
    </style:style>
    <style:style style:name="T169" style:family="text">
      <style:text-properties officeooo:rsid="023ca067"/>
    </style:style>
    <style:style style:name="T170" style:family="text">
      <style:text-properties officeooo:rsid="024216e5"/>
    </style:style>
    <style:style style:name="T171" style:family="text">
      <style:text-properties officeooo:rsid="024a7afe"/>
    </style:style>
    <style:style style:name="T172" style:family="text">
      <style:text-properties officeooo:rsid="024c4e93"/>
    </style:style>
    <style:style style:name="T173" style:family="text">
      <style:text-properties officeooo:rsid="024e4b4a"/>
    </style:style>
    <style:style style:name="T174" style:family="text">
      <style:text-properties style:font-weight-asian="bold"/>
    </style:style>
    <style:style style:name="T175" style:family="text">
      <style:text-properties style:font-style-asian="italic"/>
    </style:style>
    <style:style style:name="T176" style:family="text">
      <style:text-properties officeooo:rsid="02505dd4"/>
    </style:style>
    <style:style style:name="T177" style:family="text">
      <style:text-properties officeooo:rsid="025392ee"/>
    </style:style>
    <style:style style:name="T178" style:family="text">
      <style:text-properties style:text-position="0% 100%" fo:language="en" fo:country="US"/>
    </style:style>
    <style:style style:name="fr1" style:family="graphic" style:parent-style-name="Art_5f_cadre_5f_2col_5f_haut">
      <style:graphic-properties style:vertical-pos="top" style:vertical-rel="page-content" style:horizontal-pos="from-left" style:horizontal-rel="page"/>
    </style:style>
    <style:style style:name="fr2" style:family="graphic" style:parent-style-name="Art_5f_cadre_5f_2col_5f_bas">
      <style:graphic-properties style:vertical-pos="bottom" style:vertical-rel="page-content" style:horizontal-pos="from-left" style:horizontal-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ox"/>
        <text:sequence-decl text:display-outline-level="0" text:name="Figure"/>
      </text:sequence-decls>
      <draw:frame draw:style-name="fr1" draw:name="Cadre6" text:anchor-type="page" text:anchor-page-number="1" svg:x="0.6299in" draw:z-index="0">
        <draw:text-box fo:min-height="1.5752in" fo:min-width="7.0075in">
          <text:p text:style-name="P12">Current trends and recent developments on the front of phylogenetic codon <text:span text:style-name="T66">substitution </text:span>models</text:p>
          <text:p text:style-name="P8">Thibault Latrille</text:p>
          <text:p text:style-name="P9">Master BioSciences, Département de Biologie, Ecole Normale Supérieure de Lyon.</text:p>
          <text:p text:style-name="P10">UMR CNRS 5558 Laboratoire de Biométrie et Biologie Évolutive (LBBE)</text:p>
          <text:p text:style-name="P11">201<text:span text:style-name="T62">6</text:span>-<text:span text:style-name="T8">11</text:span></text:p>
          <text:p text:style-name="P17">Keywords : <text:span text:style-name="T63">codon-substitution models; synonymous/non-synonymous substitution; positive/adaptative selection; negative/purifying selection; phylogeny;</text:span></text:p>
          <text:p text:style-name="P40">Adaptation in protein-coding DNA sequences can be detected and quantified by phylogenetic codon substitution models, using multiple sequence alignment in different species. <text:s/>In codon substitution models, the parameter ω is absorbing any deviation from neutrality over the entire protein and along all branches of the phylogenetic tree. Refinement of these models include space (site models) and time (branch model), but still lack sensitivity and power to detect adaptation of protein. This limitation is due to strong purifying selection always diminishing the signal. On contrast, nearly-neutral models explicitly includes the purifying process as a null hypothesis, <text:s/>and as such the seek to detect deviation from nearly-neutrality. Both neutral and nearly-neutral models can be used on simulated and real protein-coding DNA sequence data to detect <text:s/>protein adaptation. Neutral model having the advantage of being computationally more tractable, but they have a high proportion a false negative and thus only the tip of the iceberg emerges. On the other hand, nearly-neutral models are more sensitive but are based on more assumption and more computationally intensive and need more data to be meaningful.</text:p>
        </draw:text-box>
      </draw:frame>
      <draw:frame draw:style-name="fr2" draw:name="Frame2" text:anchor-type="page" text:anchor-page-number="4" svg:x="0.6299in" draw:z-index="1">
        <draw:text-box fo:min-height="1.5752in" fo:min-width="6.9882in">
          <text:p text:style-name="P19"/>
          <text:p text:style-name="P20"><text:span text:style-name="T57">Fig</text:span><text:span text:style-name="T58">ure </text:span><text:span text:style-name="T59">1: Hypothetical tree and </text:span><text:span text:style-name="T60">protein coding </text:span><text:span text:style-name="T59">DNA sequence evolution.</text:span></text:p>
        </draw:text-box>
      </draw:frame>
      <text:h text:style-name="P41" text:outline-level="1"><text:span text:style-name="T29">Discussion</text:span></text:h>
      <text:p text:style-name="P27"><text:span text:style-name="T29">Adaptation in protein-coding </text:span><text:span text:style-name="T36">DNA </text:span><text:span text:style-name="T29">sequences can be detected </text:span><text:span text:style-name="T35">and </text:span><text:span text:style-name="T29">quantified </text:span><text:span text:style-name="T35">by phylogenetic codon substitution models,</text:span><text:span text:style-name="T29"> </text:span><text:span text:style-name="T35">using </text:span>multiple sequence alignment <text:span text:style-name="T95">in different</text:span> species. <text:span text:style-name="T78"><text:s/></text:span><text:span text:style-name="T79">In </text:span><text:span text:style-name="T83">codon substitution </text:span><text:span text:style-name="T82">models</text:span><text:span text:style-name="T79">, t</text:span><text:span text:style-name="T78">he parameter </text:span><text:span text:style-name="T80">ω</text:span><text:span text:style-name="T78"> is absorbing any deviation from neutrality over the entire protein and along all branches of the phylogenetic tree. </text:span><text:span text:style-name="T86">Refinement of these models include </text:span><text:span text:style-name="T81">space (site models) </text:span><text:span text:style-name="T82">and</text:span><text:span text:style-name="T81"> time (branch model), </text:span><text:span text:style-name="T82">but still lack sensitivity and power to detect adaptation of protein. </text:span><text:span text:style-name="T84">This limitation is </text:span><text:span text:style-name="T82">due to strong purifying selection </text:span><text:span text:style-name="T84">always</text:span><text:span text:style-name="T82"> </text:span><text:span text:style-name="T84">diminishing the signal</text:span><text:span text:style-name="T82">. On contrast, nearly-neutral models explicitly includes the purifying process </text:span><text:span text:style-name="T84">as a null hypothesis</text:span><text:span text:style-name="T82">, <text:s/>and as such the seek to detect deviation from nearly-neutrality. </text:span><text:span text:style-name="T84">Both neutral and nearly-neutral</text:span><text:span text:style-name="T82"> </text:span><text:span text:style-name="T84">models can be used on simulated and real protein-coding DNA sequence data to detect <text:s/>protein adaptation. Neutral model having the advantage of being computationally more tractable, but </text:span><text:span text:style-name="T85">they</text:span><text:span text:style-name="T84"> have a high proportion a false negative </text:span><text:span text:style-name="T85">and thus only the tip of the iceberg emerges</text:span><text:span text:style-name="T84">. </text:span><text:span text:style-name="T85">On the other hand, nearly-neutral models are more sensitive but are based on more assumption and more computationally intensive and need more data to be meaningful.</text:span></text:p>
      <text:p text:style-name="P28"><text:span text:style-name="T28">I would like to emphasis the limit of this review, focusing solely on modeling a codon point substitution process along a phylogeny, in a maximum likelihood or Bayesian context. Indeed, codon models are not restricted to this context but used in variety of tools, such as alignment of protein-coding DNA sequences. </text:span><text:span text:style-name="T32">Moreover empirical codon models are also studied. </text:span></text:p>
      <text:p text:style-name="P25"><text:span text:style-name="T113">O</text:span><text:span text:style-name="T114">ne crucial biological assumption </text:span><text:span text:style-name="T113">implicitly made</text:span><text:span text:style-name="T114"> in this review is that </text:span><text:span text:style-name="T115">any </text:span><text:span text:style-name="T114">synonymous </text:span><text:span text:style-name="T113">substitution</text:span><text:span text:style-name="T114"> </text:span><text:span text:style-name="T113">are equally likely, but unfortunately such an assumption is not always verified. </text:span><text:span text:style-name="T106">Indeed </text:span><text:span text:style-name="T113">the heterogeneity in synonymous substitution </text:span><text:span text:style-name="T106">can be driven by c</text:span><text:span text:style-name="T113">odon usage bias, </text:span><text:span text:style-name="T116">namely a</text:span><text:span text:style-name="T117"> </text:span><text:span text:style-name="T118">directional</text:span><text:span text:style-name="T116"> selection</text:span><text:span text:style-name="T106"> for a particular codon </text:span><text:span text:style-name="T117">(or set of codons)</text:span><text:span text:style-name="T106"> among all synonymous </text:span><text:span text:style-name="T117">possible codons</text:span><text:span text:style-name="T106">. </text:span><text:span text:style-name="T119">For genes expressed at high levels, codon usage is biased in favor of codons that have an high</text:span><text:span text:style-name="T117"> tRNA concentration </text:span><text:span text:style-name="T116">in the cell</text:span><text:span text:style-name="T117">, </text:span><text:span text:style-name="T119">ultimately increasing expression rate and decreasing the rate of mistranslation by reducing the time of occupancy of an open site</text:span><text:span text:style-name="T110">. </text:span><text:span text:style-name="T111">Thus, at a fine-grained </text:span><text:span text:style-name="T112">molecular </text:span><text:span text:style-name="T111">scope, a synonymous change </text:span><text:span text:style-name="T117"><text:s/></text:span><text:span text:style-name="T119">can <text:s/></text:span><text:span text:style-name="T117">influence </text:span><text:span text:style-name="T119">the </text:span><text:span text:style-name="T120">mRNA stability</text:span><text:span text:style-name="T117">, </text:span><text:span text:style-name="T120">the splicing process and </text:span><text:span text:style-name="T116">the</text:span><text:span text:style-name="T119"> protein-folding </text:span><text:span text:style-name="T116">during translation</text:span><text:span text:style-name="T117">.</text:span><text:span text:style-name="T113"> In our codon model, breaking this assumption </text:span><text:span text:style-name="T116">of no codon usage bias </text:span><text:span text:style-name="T113">lead</text:span><text:span text:style-name="T116">s</text:span><text:span text:style-name="T113"> to detection of false positive. </text:span><text:span text:style-name="T116">I</text:span><text:span text:style-name="T106">ndeed, by introducing purifying selection on synonymous change can produce </text:span><text:span text:style-name="T121">ω</text:span><text:span text:style-name="T106">&gt;1, </text:span><text:span text:style-name="T116">in the case there is no </text:span><text:span text:style-name="T118">adaptive process ongoing on the protein </text:span><text:reference-mark-start text:name="ZOTERO_ITEM CSL_CITATION {&quot;citationID&quot;:&quot;gbn8f5o52&quot;,&quot;properties&quot;:{&quot;formattedCitation&quot;:&quot;[1]&quot;,&quot;plainCitation&quot;:&quot;[1]&quot;},&quot;citationItems&quot;:[{&quot;id&quot;:304,&quot;uris&quot;:[&quot;http://zotero.org/users/local/Bcb3sp9Q/items/J5RSFIHC&quot;],&quot;uri&quot;:[&quot;http://zotero.org/users/local/Bcb3sp9Q/items/J5RSFIHC&quot;],&quot;itemData&quot;:{&quot;id&quot;:304,&quot;type&quot;:&quot;article-journal&quot;,&quot;title&quot;:&quot;The relationship between dN/dS and scaled selection coefficients&quot;,&quot;container-title&quot;:&quot;Molecular biology and evolution&quot;,&quot;page&quot;:&quot;1097–1108&quot;,&quot;volume&quot;:&quot;32&quot;,&quot;issue&quot;:&quot;4&quot;,&quot;DOI&quot;:&quot;10.1093/molbev/msv003&quot;,&quot;author&quot;:[{&quot;family&quot;:&quot;Spielman&quot;,&quot;given&quot;:&quot;Stephanie J&quot;},{&quot;family&quot;:&quot;Wilke&quot;,&quot;given&quot;:&quot;Claus O&quot;}],&quot;issued&quot;:{&quot;date-parts&quot;:[[&quot;2015&quot;]]}}}],&quot;schema&quot;:&quot;https://github.com/citation-style-language/schema/raw/master/csl-citation.json&quot;} RNDtJJ9RvumvX"/><text:span text:style-name="T118">[1]</text:span><text:reference-mark-end text:name="ZOTERO_ITEM CSL_CITATION {&quot;citationID&quot;:&quot;gbn8f5o52&quot;,&quot;properties&quot;:{&quot;formattedCitation&quot;:&quot;[1]&quot;,&quot;plainCitation&quot;:&quot;[1]&quot;},&quot;citationItems&quot;:[{&quot;id&quot;:304,&quot;uris&quot;:[&quot;http://zotero.org/users/local/Bcb3sp9Q/items/J5RSFIHC&quot;],&quot;uri&quot;:[&quot;http://zotero.org/users/local/Bcb3sp9Q/items/J5RSFIHC&quot;],&quot;itemData&quot;:{&quot;id&quot;:304,&quot;type&quot;:&quot;article-journal&quot;,&quot;title&quot;:&quot;The relationship between dN/dS and scaled selection coefficients&quot;,&quot;container-title&quot;:&quot;Molecular biology and evolution&quot;,&quot;page&quot;:&quot;1097–1108&quot;,&quot;volume&quot;:&quot;32&quot;,&quot;issue&quot;:&quot;4&quot;,&quot;DOI&quot;:&quot;10.1093/molbev/msv003&quot;,&quot;author&quot;:[{&quot;family&quot;:&quot;Spielman&quot;,&quot;given&quot;:&quot;Stephanie J&quot;},{&quot;family&quot;:&quot;Wilke&quot;,&quot;given&quot;:&quot;Claus O&quot;}],&quot;issued&quot;:{&quot;date-parts&quot;:[[&quot;2015&quot;]]}}}],&quot;schema&quot;:&quot;https://github.com/citation-style-language/schema/raw/master/csl-citation.json&quot;} RNDtJJ9RvumvX"/><text:span text:style-name="T113">. </text:span><text:span text:style-name="T118">Thus codon usage bias must be studied thoroughly and one must not draw quick conclusion without assessing this assumption. Some work seek to include codon usage bias in codon substitution models, without losing the ability to detect adaptation.</text:span></text:p>
      <text:p text:style-name="P31"><text:span text:style-name="T30">Nevertheless, focusing solely on </text:span><text:span text:style-name="T28">point substitution process along a phylogeny, </text:span><text:span text:style-name="T30">many questions still remains and many investigation and work is needed. For example </text:span><text:span text:style-name="T55">ω∗</text:span><text:span text:style-name="T87"> </text:span><text:span text:style-name="T88">in nearly-neutral models </text:span><text:span text:style-name="T87">is not considered varying across-sites, </text:span><text:span text:style-name="T89">also</text:span><text:span text:style-name="T87"> </text:span><text:span text:style-name="T90">the effect of population</text:span><text:span text:style-name="T87"> </text:span><text:span text:style-name="T91">size </text:span><text:span text:style-name="T88">variation along the phylogeny has not yet been investigated. M</text:span><text:span text:style-name="T89">ore globally, the congruence of codon substitution model has not been extensively asserted against over methods for detecting protein adaptation, either by using in-vitro experiments or complementary data. As an example of one such possible method</text:span><text:span text:style-name="T92">, the Mac-Donald &amp; Kreitman </text:span><text:span text:style-name="T89">(MK) </text:span><text:soft-page-break/><text:span text:style-name="T92">tests can also quantify adaptation in protein-coding sequences, </text:span><text:span text:style-name="T93">by combining </text:span><text:span text:style-name="T94">both </text:span><text:span text:style-name="T93">divergence </text:span><text:span text:style-name="T94">data across</text:span><text:span text:style-name="T93"> </text:span><text:span text:style-name="T89">population</text:span><text:span text:style-name="T94"> </text:span><text:span text:style-name="T93">and polymorphism</text:span><text:span text:style-name="T92"> data of individual from the same </text:span><text:span text:style-name="T89">population</text:span><text:span text:style-name="T92">. Thus one can infer protein adaptation using not only the average sequence in a </text:span><text:span text:style-name="T89">population</text:span><text:span text:style-name="T92">, but using also also the discrepancy of the sequence in individuals from the same population. Yet it remains to </text:span><text:span text:style-name="T89">conduct</text:span><text:span text:style-name="T92"> a general assessment of the congruence between </text:span><text:span text:style-name="T89">codon substitution models and MK tests</text:span><text:span text:style-name="T92"> on empirical data. </text:span><text:span text:style-name="T89">Thus I urge for the developments of studies for assessing congruence of codon substitution model against any other method for detecting protein coding adaptation.</text:span></text:p>
      <text:h text:style-name="P14" text:outline-level="1">Acknowledgments</text:h>
      <text:p text:style-name="P24"><text:span text:style-name="T100">I thank </text:span><text:span text:style-name="T101">N</text:span><text:span text:style-name="T102">.</text:span><text:span text:style-name="T100"> </text:span><text:span text:style-name="T101">Lartillot</text:span><text:span text:style-name="T100"> </text:span><text:span text:style-name="T102">and </text:span><text:span text:style-name="T101">M</text:span><text:span text:style-name="T102">.</text:span><text:span text:style-name="T103"> </text:span><text:span text:style-name="T101">Daville</text:span><text:span text:style-name="T103"> </text:span><text:span text:style-name="T104">for </text:span><text:span text:style-name="T103">their</text:span><text:span text:style-name="T100"> help and </text:span><text:span text:style-name="T103">their</text:span><text:span text:style-name="T100"> advices concerning this review.</text:span><text:span text:style-name="T105"> </text:span><text:span text:style-name="T106">A</text:span><text:span text:style-name="T105">lso I would like to thank G. Fradin, A. Corbara, and G. Christophe for tracking down spelling and typing mistakes</text:span><text:span text:style-name="T100">.</text:span><text:span text:style-name="T107"> </text:span><text:span text:style-name="T104">A cons</text:span><text:span text:style-name="T108">ecration to my laptop who coped my</text:span><text:span text:style-name="T109"> </text:span><text:span text:style-name="Strong_20_Emphasis"><text:span text:style-name="T108">relentless</text:span></text:span><text:span text:style-name="T108"> bas</text:span><text:span text:style-name="T104">hing </text:span><text:span text:style-name="T106">and did not die in the process</text:span><text:span text:style-name="T104">. </text:span></text:p>
      <text:h text:style-name="P16" text:outline-level="1">References and recommended reading</text:h>
      <text:p text:style-name="P15">Papers of particular interest have been highlighted as:</text:p>
      <text:list xml:id="list1761414254456844950" text:style-name="Art_5f_annot_5f_ref1">
        <text:list-item>
          <text:p text:style-name="P39">of special interest</text:p>
        </text:list-item>
      </text:list>
      <text:list xml:id="list5122989600282622152" text:style-name="Art_5f_annot_5f_ref2">
        <text:list-item>
          <text:p text:style-name="Art_5f_ref_5f_annot2"><text:span text:style-name="T178">of outstanding interes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adornments="Normal" style:font-family-generic="swiss" style:font-pitch="variable"/>
    <style:font-face style:name="Helvetica" svg:font-family="Helvetica" style:font-adornments="Normal" style:font-family-generic="swiss" style:font-pitch="variable"/>
    <style:font-face style:name="Trebuchet MS" svg:font-family="'Trebuchet MS'" style:font-family-generic="swiss" style:font-pitch="variable"/>
    <style:font-face style:name="Trebuchet MS1" svg:font-family="'Trebuchet MS'" style:font-adornments="Gra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1" draw:display-name="msArrowEnd 1" svg:viewBox="0 0 140 140" svg:d="M70 0l70 140h-140z"/>
    <draw:marker draw:name="msArrowEnd_20_5" draw:display-name="msArrowEnd 5" svg:viewBox="0 0 210 210" svg:d="M105 0l105 210h-210z"/>
    <style:default-style style:family="graphic">
      <style:graphic-properties svg:stroke-color="#808080" draw:fill-color="#cfe7f5"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3"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3"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left="0.1575in" fo:margin-right="0.1575in" fo:margin-top="0.0835in" fo:margin-bottom="0.0835in" loext:contextual-spacing="false" fo:text-indent="0in" style:auto-text-indent="false" text:number-lines="false" text:line-number="0">
        <style:tab-stops/>
      </style:paragraph-properties>
      <style:text-properties fo:font-size="11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margin-left="0in" fo:margin-right="0in" fo:margin-top="0.1575in" fo:margin-bottom="0.0783in" loext:contextual-spacing="false" fo:text-indent="0in" style:auto-text-indent="false" style:page-number="auto" fo:background-color="transparent"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181in" fo:margin-bottom="0.0591in" loext:contextual-spacing="false"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783in" fo:margin-bottom="0.0398in" loext:contextual-spacing="false"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1374in" fo:margin-bottom="0.0591in" loext:contextual-spacing="false" fo:text-indent="0in" style:auto-text-indent="false"/>
      <style:text-properties fo:color="#2323dc" style:font-name="Trebuchet MS" fo:font-family="'Trebuchet MS'" style:font-family-generic="swiss" style:font-pitch="variable" fo:font-size="14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left="0in" fo:margin-right="0in" fo:margin-top="0.0783in" fo:margin-bottom="0.0591in" loext:contextual-spacing="false" fo:text-indent="0in" style:auto-text-indent="false"/>
      <style:text-properties fo:color="#2323dc" style:font-name="Trebuchet MS" fo:font-family="'Trebuchet MS'" style:font-family-generic="swiss" style:font-pitch="variable"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margin-top="0.0398in" fo:margin-bottom="0in" loext:contextual-spacing="false" fo:text-indent="0in" style:auto-text-indent="false"/>
    </style:style>
    <style:style style:name="Preformatted_20_Text" style:display-name="Preformatted Text" style:family="paragraph" style:parent-style-name="Standard" style:class="html">
      <style:paragraph-properties fo:margin-top="0.0398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margin-top="0in" fo:margin-bottom="0in" loext:contextual-spacing="false"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loext:contextual-spacing="false" fo:text-indent="0in" style:auto-text-indent="false">
        <style:tab-stops>
          <style:tab-stop style:position="6.6925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1965in" fo:margin-right="0in" fo:margin-top="0.0783in" fo:margin-bottom="0in" loext:contextual-spacing="false" fo:text-indent="0in" style:auto-text-indent="false">
        <style:tab-stops>
          <style:tab-stop style:position="6.4957in" style:type="right" style:leader-style="dotted" style:leader-text="."/>
        </style:tab-stops>
      </style:paragraph-properties>
      <style:text-properties fo:font-size="12pt" fo:font-style="italic" fo:font-weight="bold"/>
    </style:style>
    <style:style style:name="Contents_20_3" style:display-name="Contents 3" style:family="paragraph" style:parent-style-name="Index" style:class="index">
      <style:paragraph-properties fo:margin-left="0.3929in" fo:margin-right="0in" fo:margin-top="0.0398in" fo:margin-bottom="0in" loext:contextual-spacing="false" fo:text-indent="0in" style:auto-text-indent="false">
        <style:tab-stops>
          <style:tab-stop style:position="6.2992in" style:type="right" style:leader-style="dotted" style:leader-text="."/>
        </style:tab-stops>
      </style:paragraph-properties>
      <style:text-properties fo:font-size="11pt" fo:font-weight="bold"/>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1028in" style:type="right" style:leader-style="dotted" style:leader-text="."/>
        </style:tab-stops>
      </style:paragraph-properties>
      <style:text-properties fo:font-style="italic"/>
    </style:style>
    <style:style style:name="Table" style:family="paragraph" style:parent-style-name="Caption" style:class="extra"/>
    <style:style style:name="Header" style:family="paragraph" style:parent-style-name="Standard" style:class="extra" style:master-page-name="">
      <loext:graphic-properties draw:fill="none" draw:fill-color="#cfe7f5"/>
      <style:paragraph-properties fo:margin-top="0in" fo:margin-bottom="0in" loext:contextual-spacing="false" style:page-number="auto" fo:background-color="transparent" fo:padding="0in" fo:border-left="none" fo:border-right="none" fo:border-top="none" fo:border-bottom="0.51pt solid #000000" style:shadow="none" text:number-lines="false" text:line-number="0">
        <style:tab-stops>
          <style:tab-stop style:position="3.3465in" style:type="center"/>
          <style:tab-stop style:position="6.6929in" style:type="right"/>
        </style:tab-stops>
      </style:paragraph-properties>
      <style:text-properties fo:font-size="12pt" fo:font-style="italic" style:font-size-asian="10.5pt"/>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rt_5f_meta_5f_personne" style:display-name="Art_meta_personne" style:family="paragraph" style:parent-style-name="Art_5f_texte" style:next-style-name="Art_5f_meta_5f_affiliation" style:class="text">
      <loext:graphic-properties draw:fill="solid" draw:fill-color="#ffcc99" draw:opacity="100%"/>
      <style:paragraph-properties fo:margin-left="0in" fo:margin-right="0in" fo:margin-top="0in" fo:margin-bottom="0.0783in" loext:contextual-spacing="false" fo:text-indent="0in" style:auto-text-indent="false" fo:background-color="#ffcc99"/>
      <style:text-properties fo:font-size="12pt" fo:font-weight="bold" style:font-size-asian="10.5pt"/>
    </style:style>
    <style:style style:name="Art_5f_meta_5f_affiliation" style:display-name="Art_meta_affiliation" style:family="paragraph" style:parent-style-name="Art_5f_meta_5f_personne" style:next-style-name="Art_5f_meta_5f_date" style:class="text">
      <loext:graphic-properties draw:fill="solid" draw:fill-color="#ffcc99" draw:opacity="100%"/>
      <style:paragraph-properties fo:margin-top="0in" fo:margin-bottom="0in" loext:contextual-spacing="false" fo:background-color="#ffcc99"/>
      <style:text-properties fo:font-size="10pt" fo:font-style="italic" fo:font-weight="normal" style:font-size-asian="10.5pt"/>
    </style:style>
    <style:style style:name="Art_5f_meta_5f_date" style:display-name="Art_meta_date" style:family="paragraph" style:parent-style-name="Art_5f_meta_5f_personne" style:next-style-name="Art_5f_texte_5f_résumé" style:master-page-name="">
      <loext:graphic-properties draw:fill="solid" draw:fill-color="#ffcc99" draw:opacity="100%"/>
      <style:paragraph-properties fo:margin-left="0in" fo:margin-right="0in" fo:margin-top="0.0398in" fo:margin-bottom="0.0398in" loext:contextual-spacing="false" fo:text-indent="0in" style:auto-text-indent="false" style:page-number="auto" fo:background-color="#ffcc99" style:shadow="none">
        <style:tab-stops/>
      </style:paragraph-properties>
      <style:text-properties fo:font-size="9pt" fo:font-weight="normal" style:font-size-asian="10.5pt"/>
    </style:style>
    <style:style style:name="Art_5f_texte_5f_résumé" style:display-name="Art_texte_résumé" style:family="paragraph" style:parent-style-name="Art_5f_texte" style:next-style-name="Art_5f_titre1">
      <loext:graphic-properties draw:fill="solid" draw:fill-color="#e6e6e6" draw:opacity="100%"/>
      <style:paragraph-properties fo:margin-left="0in" fo:margin-right="0in" fo:margin-top="0.1181in" fo:margin-bottom="0in" loext:contextual-spacing="false" fo:text-indent="0in" style:auto-text-indent="false" fo:background-color="#e6e6e6"/>
      <style:text-properties fo:font-weight="bold" style:font-size-asian="10.5pt"/>
    </style:style>
    <style:style style:name="Art_5f_texte_5f_espacé_20_" style:display-name="Art_texte_espacé " style:family="paragraph" style:parent-style-name="Art_5f_texte" style:next-style-name="Art_5f_texte">
      <loext:graphic-properties draw:fill="none" draw:fill-color="#cfe7f5"/>
      <style:paragraph-properties fo:margin-top="0.1181in" fo:margin-bottom="0in" loext:contextual-spacing="false" fo:background-color="transparent"/>
      <style:text-properties style:font-size-asian="10.5pt"/>
    </style:style>
    <style:style style:name="Art_5f_titre1" style:display-name="Art_titre1" style:family="paragraph" style:parent-style-name="Art_5f_texte" style:next-style-name="Art_5f_texte" style:default-outline-level="1" style:list-style-name="" style:master-page-name="">
      <loext:graphic-properties draw:fill="none" draw:fill-color="#cfe7f5"/>
      <style:paragraph-properties fo:margin-left="0in" fo:margin-right="0in" fo:margin-top="0.1772in" fo:margin-bottom="0.0398in" loext:contextual-spacing="false" fo:text-align="start" style:justify-single-word="false" fo:text-indent="0in" style:auto-text-indent="false" style:page-number="auto" fo:background-color="transparent" style:shadow="none">
        <style:tab-stops/>
      </style:paragraph-properties>
      <style:text-properties fo:font-variant="normal" fo:text-transform="none" fo:color="#b84700" style:font-name="Arial2" fo:font-family="Arial" style:font-style-name="Gras" style:font-family-generic="swiss" style:font-pitch="variable" fo:font-size="14pt" fo:font-weight="bold" style:font-size-asian="10.5pt"/>
    </style:style>
    <style:style style:name="Art_5f_titre2" style:display-name="Art_titre2" style:family="paragraph" style:parent-style-name="Art_5f_titre1" style:next-style-name="Art_5f_texte" style:default-outline-level="2" style:list-style-name="" style:master-page-name="">
      <loext:graphic-properties draw:fill="none" draw:fill-color="#cfe7f5"/>
      <style:paragraph-properties fo:margin-top="0.1181in" fo:margin-bottom="0.028in" loext:contextual-spacing="false" style:page-number="auto" fo:background-color="transparent">
        <style:tab-stops/>
      </style:paragraph-properties>
      <style:text-properties fo:font-size="12pt" fo:font-style="italic" style:font-size-asian="10.5pt"/>
    </style:style>
    <style:style style:name="Art_5f_titre3" style:display-name="Art_titre3" style:family="paragraph" style:parent-style-name="Art_5f_titre2" style:next-style-name="Art_5f_texte" style:default-outline-level="3" style:list-style-name="" style:master-page-name="">
      <loext:graphic-properties draw:fill="none" draw:fill-color="#cfe7f5"/>
      <style:paragraph-properties fo:margin-top="0.0398in" fo:margin-bottom="0in" loext:contextual-spacing="false" style:page-number="auto" fo:background-color="transparent" style:shadow="none"/>
      <style:text-properties fo:color="#b84700" fo:font-size="10.5pt" fo:font-style="normal" fo:font-weight="bold" style:font-size-asian="10.5pt"/>
    </style:style>
    <style:style style:name="Art_5f_fig_5f_légende" style:display-name="Art_fig_légende" style:family="paragraph" style:parent-style-name="Art_5f_texte" style:next-style-name="Art_5f_texte">
      <loext:graphic-properties draw:fill="none" draw:fill-color="#cfe7f5"/>
      <style:paragraph-properties fo:margin-left="0in" fo:margin-right="0in" fo:margin-top="0.0783in" fo:margin-bottom="0.0783in" loext:contextual-spacing="false" fo:text-indent="0in" style:auto-text-indent="false" fo:background-color="transparent"/>
      <style:text-properties style:use-window-font-color="true" style:font-name="Arial1" fo:font-family="Arial" style:font-style-name="Normal" style:font-family-generic="swiss" style:font-pitch="variable" fo:font-size="9pt" fo:font-style="normal" style:font-size-asian="10.5pt"/>
    </style:style>
    <style:style style:name="Art_5f_texte" style:display-name="Art_texte" style:family="paragraph" style:master-page-name="">
      <loext:graphic-properties draw:fill="none" draw:fill-color="#cfe7f5"/>
      <style:paragraph-properties fo:margin-left="0in" fo:margin-right="0in" fo:margin-top="0.0398in" fo:margin-bottom="0in" loext:contextual-spacing="false" fo:text-align="justify" style:justify-single-word="false" fo:text-indent="0.1181in" style:auto-text-indent="false" style:page-number="auto" fo:background-color="transparent" style:shadow="none">
        <style:tab-stops/>
      </style:paragraph-properties>
      <style:text-properties style:font-name="Arial1" fo:font-family="Arial" style:font-style-name="Normal" style:font-family-generic="swiss" style:font-pitch="variable" fo:font-size="10pt" style:font-size-asian="10.5pt"/>
    </style:style>
    <style:style style:name="Art_5f_titre" style:display-name="Art_titre" style:family="paragraph" style:parent-style-name="Art_5f_texte" style:next-style-name="Art_5f_meta_5f_personne" style:default-outline-level="" style:master-page-name="">
      <loext:graphic-properties draw:fill="none" draw:fill-color="#cfe7f5"/>
      <style:paragraph-properties fo:margin-left="0in" fo:margin-right="0in" fo:margin-top="0.1181in" fo:margin-bottom="0.0783in" loext:contextual-spacing="false" fo:line-height="95%" fo:text-align="start" style:justify-single-word="false" fo:text-indent="0in" style:auto-text-indent="false" style:page-number="auto" fo:background-color="transparent">
        <style:tab-stops/>
      </style:paragraph-properties>
      <style:text-properties fo:font-variant="normal" fo:text-transform="none" fo:color="#b84700" style:font-name="Arial Black" fo:font-family="'Arial Black'" style:font-style-name="Normal" style:font-family-generic="swiss" style:font-pitch="variable" fo:font-size="18pt" fo:font-weight="900" style:font-size-asian="10.5pt"/>
    </style:style>
    <style:style style:name="Art_5f_titre_5f_table_5f_box" style:display-name="Art_titre_table_box" style:family="paragraph" style:parent-style-name="Art_5f_fig_5f_légende" style:next-style-name="Art_5f_texte" style:master-page-name="">
      <loext:graphic-properties draw:fill="solid" draw:fill-color="#e6e6e6" draw:opacity="100%"/>
      <style:paragraph-properties fo:margin-top="0.0783in" fo:margin-bottom="0in" loext:contextual-spacing="false" style:page-number="auto" fo:background-color="#e6e6e6" style:shadow="none"/>
      <style:text-properties fo:color="#4c4c4c" fo:font-weight="bold" style:font-size-asian="10.5pt"/>
    </style:style>
    <style:style style:name="Art_5f_table_5f_note" style:display-name="Art_table_note" style:family="paragraph" style:parent-style-name="Art_5f_titre_5f_table_5f_box">
      <loext:graphic-properties draw:fill="solid" draw:fill-color="#e6e6e6" draw:opacity="100%"/>
      <style:paragraph-properties fo:margin-top="0in" fo:margin-bottom="0in" loext:contextual-spacing="false" fo:background-color="#e6e6e6"/>
      <style:text-properties fo:color="#000000" fo:font-weight="normal" style:font-size-asian="10.5pt"/>
    </style:style>
    <style:style style:name="Art_5f_ref_5f_annot1" style:display-name="Art_ref_annot1" style:family="paragraph" style:parent-style-name="Art_5f_ref" style:list-style-name="Art_5f_annot_5f_ref1" style:master-page-name="">
      <loext:graphic-properties draw:fill="none" draw:fill-color="#cfe7f5"/>
      <style:paragraph-properties fo:margin-top="0in" fo:margin-bottom="0in" loext:contextual-spacing="false" style:page-number="auto" fo:background-color="transparent" style:shadow="none">
        <style:tab-stops/>
        <style:drop-cap/>
      </style:paragraph-properties>
      <style:text-properties fo:font-size="9pt" fo:font-weight="normal" style:font-size-asian="10.5pt"/>
    </style:style>
    <style:style style:name="Art_5f_ref_5f_annot2" style:display-name="Art_ref_annot2" style:family="paragraph" style:parent-style-name="Art_5f_ref_5f_annot1" style:next-style-name="Art_5f_ref" style:list-style-name="Art_5f_annot_5f_ref2" style:master-page-name="">
      <loext:graphic-properties draw:fill="none" draw:fill-color="#cfe7f5"/>
      <style:paragraph-properties style:page-number="auto" fo:background-color="transparent">
        <style:tab-stops/>
      </style:paragraph-properties>
      <style:text-properties fo:font-weight="normal" style:font-size-asian="10.5pt"/>
    </style:style>
    <style:style style:name="Art_5f_ref" style:display-name="Art_ref" style:family="paragraph" style:parent-style-name="Art_5f_texte" style:list-style-name="" style:master-page-name="">
      <loext:graphic-properties draw:fill="none" draw:fill-color="#cfe7f5"/>
      <style:paragraph-properties fo:margin-left="0.2362in" fo:margin-right="0in" fo:margin-top="0.1181in" fo:margin-bottom="0in" loext:contextual-spacing="false" fo:text-indent="-0.2362in" style:auto-text-indent="false" style:page-number="auto" fo:background-color="transparent" style:shadow="none">
        <style:tab-stops>
          <style:tab-stop style:position="0.2362in"/>
        </style:tab-stops>
      </style:paragraph-properties>
      <style:text-properties fo:font-size="9pt" style:font-size-asian="10.5pt"/>
    </style:style>
    <style:style style:name="Art_5f_texte_5f_retour" style:display-name="Art_texte_retour" style:family="paragraph" style:parent-style-name="Art_5f_texte" style:master-page-name="">
      <style:paragraph-properties fo:margin-left="0in" fo:margin-right="0in" fo:margin-top="0in" fo:margin-bottom="0in" loext:contextual-spacing="false" fo:text-indent="0in" style:auto-text-indent="false" style:page-number="auto"/>
      <style:text-properties style:font-size-asian="10.5pt"/>
    </style:style>
    <style:style style:name="Art_5f_table_5f_corps" style:display-name="Art_table_corps" style:family="paragraph" style:parent-style-name="Art_5f_texte">
      <loext:graphic-properties draw:fill="solid" draw:fill-color="#e6e6e6" draw:opacity="100%"/>
      <style:paragraph-properties fo:margin-left="0in" fo:margin-right="0in" fo:margin-top="0in" fo:margin-bottom="0in" loext:contextual-spacing="false" fo:text-align="start" style:justify-single-word="false" fo:text-indent="0in" style:auto-text-indent="false" fo:background-color="#e6e6e6"/>
    </style:style>
    <style:style style:name="Art_5f_en_5f_tête" style:display-name="Art_en_tête" style:family="paragraph" style:parent-style-name="Art_5f_texte" style:master-page-name="">
      <loext:graphic-properties draw:fill="solid" draw:fill-color="#b84700" draw:opacity="100%"/>
      <style:paragraph-properties fo:margin-top="0.0398in" fo:margin-bottom="0in" loext:contextual-spacing="false" style:page-number="auto" fo:background-color="#b84700" style:shadow="none">
        <style:tab-stops>
          <style:tab-stop style:position="0.0984in"/>
          <style:tab-stop style:position="6.8898in" style:type="right"/>
        </style:tab-stops>
      </style:paragraph-properties>
      <style:text-properties fo:color="#ffffff" style:font-size-asian="10.5pt"/>
    </style:style>
    <style:style style:name="Art_5f_pied_5f_de_5f_page" style:display-name="Art_pied_de_page" style:family="paragraph" style:parent-style-name="Art_5f_texte_5f_retour" style:next-style-name="Art_5f_en_5f_tête" style:master-page-name="">
      <loext:graphic-properties draw:fill="none" draw:fill-color="#cfe7f5"/>
      <style:paragraph-properties style:page-number="auto" fo:background-color="transparent" style:shadow="none">
        <style:tab-stops>
          <style:tab-stop style:position="0.0984in"/>
          <style:tab-stop style:position="6.8898in" style:type="right"/>
        </style:tab-stops>
      </style:paragraph-properties>
      <style:text-properties fo:color="#ffffff" fo:font-size="8pt" fo:font-style="italic" style:font-size-asian="10pt" style:font-style-asian="italic" style:font-size-complex="10pt" style:font-style-complex="italic"/>
    </style:style>
    <style:style style:name="Art_5f_meta_5f_mots_5f_clés" style:display-name="Art_meta_mots_clés" style:family="paragraph" style:parent-style-name="Art_5f_meta_5f_personne" style:next-style-name="Art_5f_meta_5f_personne" style:master-page-name="">
      <loext:graphic-properties draw:fill="solid" draw:fill-color="#cccccc" draw:opacity="100%"/>
      <style:paragraph-properties fo:margin-top="0.0398in" fo:margin-bottom="0in" loext:contextual-spacing="false" style:page-number="auto" fo:background-color="#cccccc">
        <style:tab-stops/>
      </style:paragraph-properties>
      <style:text-properties fo:font-size="9pt" fo:font-style="normal" fo:font-weight="bold" style:font-size-asian="10.5pt"/>
    </style:style>
    <style:style style:name="Art_5f_texte_5f_centré" style:display-name="Art_texte_centré" style:family="paragraph" style:parent-style-name="Art_5f_texte" style:master-page-name="">
      <loext:graphic-properties draw:fill="none" draw:fill-color="#cfe7f5"/>
      <style:paragraph-properties fo:margin-left="0in" fo:margin-right="0in" fo:margin-top="0in" fo:margin-bottom="0.0783in" loext:contextual-spacing="false" fo:text-align="center" style:justify-single-word="false" fo:text-indent="0in" style:auto-text-indent="false" style:page-number="auto" fo:background-color="transparent" style:shadow="none"/>
      <style:text-properties style:font-size-asian="10.5pt"/>
    </style:style>
    <style:style style:name="Bibliography_20_1" style:display-name="Bibliography 1" style:family="paragraph" style:parent-style-name="Index" style:class="index">
      <style:paragraph-properties fo:margin-left="0.35in" fo:margin-right="0in" fo:margin-top="0in" fo:margin-bottom="0.1665in" loext:contextual-spacing="false" style:line-height-at-least="0.1665in" fo:text-indent="-0.35in" style:auto-text-indent="false">
        <style:tab-stops>
          <style:tab-stop style:position="0.35in"/>
        </style:tab-stops>
      </style:paragraph-properties>
    </style:style>
    <style:style style:name="Art_5f_titre_5f_biblio" style:display-name="Art_titre_biblio" style:family="paragraph" style:parent-style-name="Art_5f_titre1" style:next-style-name="Art_5f_ref">
      <loext:graphic-properties draw:fill="solid" draw:fill-color="#ffcc99" draw:opacity="100%"/>
      <style:paragraph-properties fo:background-color="#ffcc99"/>
    </style:style>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fo:font-family="'Courier New'" style:font-family-generic="modern" style:font-pitch="fixed" fo:font-size="8pt" style:font-name-asian="Courier New" style:font-family-asian="'Courier New'" style:font-family-generic-asian="modern" style:font-pitch-asian="fixed" style:font-size-asian="10.5pt" style:font-name-complex="Courier New" style:font-family-complex="'Courier New'" style:font-family-generic-complex="modern" style:font-pitch-complex="fixed"/>
    </style:style>
    <style:style style:name="Main_20_index_20_entry" style:display-name="Main index entry" style:family="text">
      <style:text-properties style:font-name="Trebuchet MS1" fo:font-family="'Trebuchet MS'" style:font-style-name="Gras" style:font-family-generic="swiss" style:font-pitch="variable" fo:font-weight="bold" style:font-size-asian="10.5pt" style:font-weight-asian="bold" style:font-weight-complex="bold"/>
    </style:style>
    <style:style style:name="Drop_20_Caps" style:display-name="Drop Caps" style:family="text"/>
    <style:style style:name="Index_20_Link" style:display-name="Index Link" style:family="text"/>
    <style:style style:name="Endnote_20_Symbol" style:display-name="Endnote Symbol" style:family="text"/>
    <style:style style:name="Footnote_20_Symbol" style:display-name="Footnote Symbol" style:family="text"/>
    <style:style style:name="Caption_20_characters" style:display-name="Caption characters"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Art_5f_code_5f_info" style:display-name="Art_code_info" style:family="text">
      <style:text-properties fo:color="#000080" style:font-name="Helvetica" fo:font-family="Helvetica" style:font-style-name="Normal" style:font-family-generic="swiss" style:font-pitch="variable" fo:font-size="9pt" fo:font-style="normal" fo:font-weight="bold" fo:background-color="#ccccff" style:font-size-asian="10.5pt"/>
    </style:style>
    <style:style style:name="Art_5f_titre_5f_fig" style:display-name="Art_titre_fig" style:family="text">
      <style:text-properties fo:color="#4c4c4c" fo:font-weight="bold" style:font-size-asian="10.5pt"/>
    </style:style>
    <style:style style:name="Art_5f_par_5f_défaut" style:display-name="Art_par_défaut"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Art_5f_cadre_5f_1colonne" style:display-name="Art_cadre_1colonne" style:family="graphic" style:parent-style-name="Frame">
      <style:graphic-properties svg:width="3.4055in" fo:min-height="1.2756in" text:anchor-type="as-char" svg:x="0in" svg:y="-1.5752in" fo:margin-left="0in" fo:margin-right="0in" fo:margin-top="0.0783in" fo:margin-bottom="0in" style:vertical-pos="from-top" style:horizontal-pos="center" style:horizontal-rel="paragraph" fo:background-color="transparent" draw:fill="none" draw:fill-color="#cfe7f5" fo:padding="0in" fo:border="none" style:shadow="none" draw:shadow-opacity="100%">
        <style:columns fo:column-count="1" fo:column-gap="0in"/>
      </style:graphic-properties>
    </style:style>
    <style:style style:name="Art_5f_cadre_5f_2col_5f_haut" style:display-name="Art_cadre_2col_haut" style:family="graphic" style:parent-style-name="Frame">
      <style:graphic-properties fo:min-width="7.0075in" fo:min-height="1.5752in" text:anchor-type="page" svg:x="0.6299in" svg:y="0in" fo:margin-left="0in" fo:margin-right="0in" fo:margin-top="0in" fo:margin-bottom="0.0783in" style:wrap="none" style:vertical-pos="top" style:vertical-rel="page-content" style:horizontal-pos="from-left" style:horizontal-rel="page" fo:background-color="transparent" draw:fill="none" draw:fill-color="#cfe7f5" fo:padding="0in" fo:border="none" style:shadow="none" draw:shadow-opacity="100%"/>
    </style:style>
    <style:style style:name="Art_5f_cadre_5f_2col_5f_bas" style:display-name="Art_cadre_2col_bas" style:family="graphic" style:parent-style-name="Art_5f_cadre_5f_2col_5f_haut">
      <style:graphic-properties fo:min-width="6.9882in" fo:min-height="1.5752in" text:anchor-type="page" svg:y="0in" fo:margin-top="0.0783in" fo:margin-bottom="0in" style:vertical-pos="bottom" style:vertical-rel="page-content" style:shadow="none" draw:shadow-opacity="100%"/>
    </style:style>
    <style:style style:name="Art_5f_box_5f_2col_5f_haut" style:display-name="Art_box_2col_haut" style:family="graphic" style:parent-style-name="Art_5f_cadre_5f_2col_5f_haut">
      <style:graphic-properties svg:width="6.9689in" fo:min-height="1.5752in" text:anchor-type="page" fo:background-color="#e6e6e6" style:background-transparency="0%" draw:fill="solid" draw:fill-color="#e6e6e6" draw:opacity="100%" fo:padding="0.0783in" fo:border="1.76pt solid #666666" style:shadow="none" draw:shadow-opacity="100%">
        <style:columns fo:column-count="1" fo:column-gap="0in"/>
      </style:graphic-properties>
    </style:style>
    <style:style style:name="Art_5f_box_5f_1colonne" style:display-name="Art_box_1colonne" style:family="graphic" style:parent-style-name="Art_5f_cadre_5f_1colonne">
      <style:graphic-properties svg:width="3.4055in" fo:min-height="1.2756in" text:anchor-type="as-char" svg:y="-3.8819in" fo:margin-top="0.0783in" fo:margin-bottom="0.0783in" style:vertical-pos="middle" style:vertical-rel="text" fo:background-color="#e6e6e6" style:background-transparency="0%" draw:fill="solid" draw:fill-color="#e6e6e6" draw:opacity="100%" fo:padding="0.0591in" fo:border="1.5pt solid #666666" style:shadow="none" draw:shadow-opacity="100%">
        <style:columns fo:column-count="1" fo:column-gap="0in"/>
      </style:graphic-properties>
    </style:style>
    <style:style style:name="Art_5f_box_5f_2col_5f_bas" style:display-name="Art_box_2col_bas" style:family="graphic" style:parent-style-name="Art_5f_box_5f_2col_5f_haut">
      <style:graphic-properties svg:width="6.9689in" fo:min-height="1.5752in" text:anchor-type="page" svg:y="0in" fo:margin-top="0.0783in" fo:margin-bottom="0in" style:vertical-pos="bottom" style:vertical-rel="page-content" fo:background-color="#e6e6e6" style:background-transparency="0%" draw:fill="solid" draw:fill-color="#e6e6e6" dra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rt_5f_numérotation" style:display-name="Art_numérotation">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1">
        <style:list-level-properties text:list-level-position-and-space-mode="label-alignment">
          <style:list-level-label-alignment text:label-followed-by="listtab" text:list-tab-stop-position="0.472in" fo:text-indent="-0.2362in" fo:margin-left="0.472in"/>
        </style:list-level-properties>
      </text:list-level-style-number>
      <text:list-level-style-number text:level="3" style:num-suffix="." style:num-format="1">
        <style:list-level-properties text:list-level-position-and-space-mode="label-alignment">
          <style:list-level-label-alignment text:label-followed-by="listtab" text:list-tab-stop-position="0.7083in" fo:text-indent="-0.4728in" fo:margin-left="0.9453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rt_5f_puce" style:display-name="Art_puce">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6846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Art_5f_annot_5f_ref1" style:display-name="Art_annot_ref1">
      <text:list-level-style-number text:level="1" text:style-name="Numbering_20_Symbols" style:num-prefix="●" style:num-format="" text:start-value="0">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rt_5f_annot_5f_ref2" style:display-name="Art_annot_ref2">
      <text:list-level-style-number text:level="1" text:style-name="Numbering_20_Symbols" style:num-prefix="●" style:num-suffix="●" style:num-format="">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text:style-name="Numbering_20_Symbols" style:num-prefix="●"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t_5f_en_5f_tête">
      <style:text-properties fo:language="en" fo:country="US" officeooo:paragraph-rsid="0121a09a"/>
    </style:style>
    <style:style style:name="MP2" style:family="paragraph" style:parent-style-name="Art_5f_pied_5f_de_5f_page">
      <style:text-properties fo:language="en" fo:country="US"/>
    </style:style>
    <style:style style:name="MP3" style:family="paragraph" style:parent-style-name="Art_5f_en_5f_tête">
      <loext:graphic-properties draw:fill="solid" draw:fill-color="#b84700" draw:opacity="100%"/>
      <style:paragraph-properties fo:background-color="#b84700"/>
      <style:text-properties fo:language="en" fo:country="US" officeooo:paragraph-rsid="01c07f62"/>
    </style:style>
    <style:style style:name="MP4" style:family="paragraph" style:parent-style-name="Art_5f_pied_5f_de_5f_page">
      <loext:graphic-properties draw:fill="solid" draw:fill-color="#b84700" draw:opacity="100%"/>
      <style:paragraph-properties fo:background-color="#b84700"/>
      <style:text-properties fo:language="en" fo:country="US"/>
    </style:style>
    <style:style style:name="MP5" style:family="paragraph" style:parent-style-name="Art_5f_en_5f_tête">
      <style:text-properties fo:language="en" fo:country="US"/>
    </style:style>
    <style:style style:name="MT1" style:family="text">
      <style:text-properties officeooo:rsid="0121a09a"/>
    </style:style>
    <style:style style:name="MT2" style:family="text">
      <style:text-properties fo:font-size="10pt" fo:font-style="italic" fo:font-weight="bold" style:font-size-asian="10pt" style:font-style-asian="italic" style:font-weight-asian="bold" style:font-size-complex="10pt" style:font-style-complex="italic" style:font-weight-complex="bold"/>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0pt" fo:font-style="italic" officeooo:rsid="00a951fc" style:font-size-asian="10pt" style:font-style-asian="italic" style:font-size-complex="10pt" style:font-style-complex="italic"/>
    </style:style>
    <style:style style:name="MT5" style:family="text">
      <style:text-properties officeooo:rsid="01c07f62"/>
    </style:style>
    <style:style style:name="MT6" style:family="text">
      <style:text-properties fo:font-size="10pt" fo:font-style="italic" fo:font-weight="bold" officeooo:rsid="01c07f62" style:font-size-asian="10pt" style:font-style-asian="italic" style:font-weight-asian="bold" style:font-size-complex="10pt" style:font-style-complex="italic" style:font-weight-complex="bold"/>
    </style:style>
    <style:style style:name="MT7" style:family="text">
      <style:text-properties fo:font-size="10pt" fo:font-style="italic" officeooo:rsid="001d68f3" style:font-size-asian="10pt" style:font-style-asian="italic" style:font-size-complex="10pt" style:font-style-complex="italic"/>
    </style:style>
    <style:style style:name="MT8" style:family="text">
      <style:text-properties officeooo:rsid="00120e5b"/>
    </style:style>
    <style:style style:name="MT9" style:family="text">
      <style:text-properties fo:font-size="10pt" fo:font-style="italic" fo:font-weight="normal" style:font-size-asian="10pt" style:font-style-asian="italic" style:font-weight-asian="normal" style:font-size-complex="10pt" style:font-style-complex="italic"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fo:background-color="#ffffff"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5118in" fo:margin-bottom="0.5118in" fo:margin-left="0.6299in" fo:margin-right="0.629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columns fo:column-count="2" fo:column-gap="0.1957in">
          <style:column style:rel-width="32767*" fo:start-indent="0in" fo:end-indent="0.098in"/>
          <style:column style:rel-width="32768*" fo:start-indent="0.098in" fo:end-indent="0in"/>
        </style:columns>
        <style:footnote-sep style:width="0.0035in" style:distance-before-sep="0.0398in" style:distance-after-sep="0.0398in" style:line-style="none" style:adjustment="left" style:rel-width="25%" style:color="#000000"/>
      </style:page-layout-properties>
      <style:header-style>
        <style:header-footer-properties fo:min-height="0.2953in" fo:margin-left="0in" fo:margin-right="0in" fo:margin-bottom="0.1181in" style:shadow="none" fo:background-color="#b84700" style:dynamic-spacing="false" draw:fill="solid" draw:fill-color="#b84700" draw:opacity="100%"/>
      </style:header-style>
      <style:footer-style>
        <style:header-footer-properties fo:min-height="0.2362in" fo:margin-left="0in" fo:margin-right="0in" fo:margin-top="0.0984in" fo:border="none" fo:padding="0in" style:shadow="none" fo:background-color="#b84700" style:dynamic-spacing="false" draw:fill="solid" draw:fill-color="#b84700" draw:opacity="100%"/>
      </style:footer-style>
    </style:page-layout>
    <style:page-layout style:name="Mpm5">
      <style:page-layout-properties fo:page-width="8.2681in" fo:page-height="11.6929in" style:num-format="1" style:print-orientation="portrait" fo:margin-top="0.5118in" fo:margin-bottom="0.5118in" fo:margin-left="0.6299in" fo:margin-right="0.6299in" fo:border="none" fo:padding="0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953in" fo:margin-left="0in" fo:margin-right="0in" fo:margin-bottom="0.1181in" fo:border="none" fo:padding="0in" style:shadow="none" fo:background-color="#b84700" style:dynamic-spacing="false" draw:fill="solid" draw:fill-color="#b84700" draw:opacity="100%"/>
      </style:header-style>
      <style:footer-style>
        <style:header-footer-properties fo:min-height="0.2362in" fo:margin-left="0in" fo:margin-right="0in" fo:margin-top="0.0984in" fo:border="none" fo:padding="0in" style:shadow="none" fo:background-color="#b84700" style:dynamic-spacing="false" draw:fill="solid" draw:fill-color="#b84700" draw:opacity="100%"/>
      </style:footer-style>
    </style:page-layout>
    <number:date-style style:name="N10121" number:language="en" number:country="US" number:title="Défini par l'utilisateur">
      <number:month number:textual="true"/>
      <number:text> </number:text>
      <number:year number:style="long"/>
    </number:date-style>
  </office:automatic-styles>
  <office:master-styles>
    <style:master-page style:name="Standard" style:page-layout-name="Mpm1">
      <style:header>
        <text:p text:style-name="MP1"><text:page-number text:select-page="current">0</text:page-number> / <text:page-count>4</text:page-count><text:tab/><text:span text:style-name="MT1">From detection to interpretation of epistasis</text:span><text:span text:style-name="MT2">.</text:span><text:span text:style-name="MT3"> </text:span><text:span text:style-name="MT4">T. Latrille</text:span></text:p>
      </style:header>
      <style:footer>
        <text:p text:style-name="MP2"><text:tab/>Ecole Normale Supérieure de Lyon<text:tab/>Master BioSciences, <text:date style:data-style-name="N10121" text:date-value="2013-12-01T16:50:27.910000132" text:fixed="true">Dec 2013</text:date></text:p>
      </style:footer>
    </style:master-page>
    <style:master-page style:name="HTML" style:page-layout-name="Mpm2"/>
    <style:master-page style:name="Envelope" style:page-layout-name="Mpm3"/>
    <style:master-page style:name="Art_5f_page_5f_2col" style:display-name="Art_page_2col" style:page-layout-name="Mpm4">
      <style:header>
        <text:p text:style-name="MP3"><text:page-number text:select-page="current">4</text:page-number> / <text:page-count>4</text:page-count><text:tab/><text:span text:style-name="MT5">Phylogenetic codon models</text:span><text:span text:style-name="MT6">.</text:span><text:span text:style-name="MT3"> </text:span><text:span text:style-name="MT7">T. Latrille</text:span></text:p>
      </style:header>
      <style:footer>
        <text:p text:style-name="MP4"><text:tab/>Ecole Normale Supérieure de Lyon<text:tab/>BioSciences <text:span text:style-name="MT8">Master R</text:span>eviews, <text:span text:style-name="MT5">December 2016</text:span></text:p>
      </style:footer>
    </style:master-page>
    <style:master-page style:name="Art_5f_page_5f_1col" style:display-name="Art_page_1col" style:page-layout-name="Mpm5">
      <style:header>
        <text:p text:style-name="MP5"><text:page-number text:select-page="current">0</text:page-number> / <text:page-count>4</text:page-count><text:tab/><text:span text:style-name="MT2">Titre court.</text:span> <text:span text:style-name="MT9">Initiale_prénom. Nom.</text:span></text:p>
      </style:header>
      <style:footer>
        <text:p text:style-name="MP2"><text:tab/>Ecole Normale Supérieure de Lyon<text:tab/>Master BioSciences, <text:date style:data-style-name="N10121" text:date-value="2013-12-01T16:50:27.910000132" text:fixed="true">Dec 2013</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1T16:50:29.16</meta:creation-date>
    <meta:editing-duration>P2DT8H8M</meta:editing-duration>
    <meta:editing-cycles>409</meta:editing-cycles>
    <meta:generator>LibreOffice/5.1.4.2$Linux_X86_64 LibreOffice_project/10m0$Build-2</meta:generator>
    <dc:title>Art_BioSciences.ott</dc:title>
    <dc:date>2016-11-21T18:47:22.113737069</dc:date>
    <meta:document-statistic meta:table-count="0" meta:image-count="0" meta:object-count="0" meta:page-count="4" meta:paragraph-count="25" meta:word-count="990" meta:character-count="6630" meta:non-whitespace-character-count="5654"/>
    <meta:user-defined meta:name="Info 1"/>
    <meta:user-defined meta:name="Info 2"/>
    <meta:user-defined meta:name="Info 3"/>
    <meta:user-defined meta:name="Info 4"/>
    <meta:user-defined meta:name="ZOTERO_PREF_1" meta:value-type="string">&lt;data data-version="3" zotero-version="4.0.29.10"&gt;&lt;session id="vLf4pQjZ"/&gt;&lt;style id="http://www.zotero.org/styles/current-opinion-doi-PMID-PMCID" hasBibliography="1" bibliographyStyleHasBeenSet="1"/&gt;&lt;prefs&gt;&lt;pref name="fieldType" value="ReferenceMark"/&gt;&lt;pr</meta:user-defined>
    <meta:user-defined meta:name="ZOTERO_PREF_2" meta:value-type="string">ef name="storeReferences" value="true"/&gt;&lt;pref name="automaticJournalAbbreviations" value="true"/&gt;&lt;pref name="noteType" value=""/&gt;&lt;/prefs&gt;&lt;/data&gt;</meta:user-defined>
  </office:meta>
</office:document-meta>
</file>